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て、落ちついたところで、ここまでの経緯を
整理して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！！　待ってまし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ピヒュッ！　ヒュフフウウウゥゥ～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吹けてな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探知装置に反応した強力な魔力を追い、
我々は霊峰天土にやっ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初はその魔力の正体を白カラットだと
思っていたが、それは赤カラットにより魔界から
連れて来られた死神のものだ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やら青カラット達も死神によって幽閉されて
いたようだが、隙をついて我々と共に脱出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現在に至るわけだが、その過程で我々は
重要な事実をつか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魔界門”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。</text:p>
          </table:table-cell>
          <table:table-cell table:style-name="ce0" office:value-type="string">
            <text:p>Map083</text:p>
          </table:table-cell>
          <table:table-cell table:style-name="ce0"/>
          <table:table-cell table:style-name="ce0" office:value-type="string">
            <text:p>Exactly.</text:p>
          </table:table-cell>
          <table:table-cell table:number-columns-repeated="1020"/>
        </table:table-row>
        <table:table-row>
          <table:table-cell table:style-name="ce0" office:value-type="string">
            <text:p>今まで、魔界の魔族たちが人間界に来る手段を
考えたことがなかったが、これではっきり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がすべての元凶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いつを壊せば、一件落着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件落着・・・にはならないと思いますが、
これ以上の増援を断つ意味でも、魔界門は
早急に閉じないといけない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は、“大陸北部”にあるって言ってた
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のありかは、北部で間違いな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この事実を姫や騎士団長に報告すると
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、魔界門についての詳しい情報が
得られる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次の目的地はお城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すぐに出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8+01:00</meta:creation-date>
    <dc:date>2020-02-11T20:00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